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5in" svg:height="3.5449in" svg:x="12.0697in" svg:y="0.565in">
            <draw:object draw:notify-on-update-of-ranges="Sheet1.B1:Sheet1.B1 Sheet1.B2:Sheet1.B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49in" svg:height="3.5453in" svg:x="4.7453in" svg:y="0.5854in">
            <draw:object draw:notify-on-update-of-ranges="Sheet1.C1:Sheet1.C1 Sheet1.C2:Sheet1.C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adTime</text:p>
          </table:table-cell>
          <table:table-cell office:value-type="string" calcext:value-type="string">
            <text:p><text:s/>sendTime</text:p>
          </table:table-cell>
          <table:table-cell office:value-type="string" calcext:value-type="string">
            <text:p>timePerPoint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7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8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6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7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8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19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25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26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27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2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1]/15" office:value-type="float" office:value="113.066666666667" calcext:value-type="float">
            <text:p>113.0666666667</text:p>
          </table:table-cell>
          <table:table-cell table:number-columns-repeated="4"/>
          <table:table-cell office:value-type="string" calcext:value-type="string">
            <text:p>microseconds</text:p>
          </table:table-cell>
          <table:table-cell office:value-type="string" calcext:value-type="string">
            <text:p>milliseconds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2]/15" office:value-type="float" office:value="113.066666666667" calcext:value-type="float">
            <text:p>113.0666666667</text:p>
          </table:table-cell>
          <table:table-cell table:number-columns-repeated="2"/>
          <table:table-cell office:value-type="string" calcext:value-type="string">
            <text:p>Average Time Per Point =</text:p>
          </table:table-cell>
          <table:table-cell/>
          <table:table-cell table:formula="of:=AVERAGE([.C2:.C202])" office:value-type="float" office:value="112.907462686567" calcext:value-type="float">
            <text:p>112.9074626866</text:p>
          </table:table-cell>
          <table:table-cell table:formula="of:=[.H32]/1000" office:value-type="float" office:value="0.112907462686567" calcext:value-type="float">
            <text:p>0.112907462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3]/15" office:value-type="float" office:value="113.066666666667" calcext:value-type="float">
            <text:p>113.0666666667</text:p>
          </table:table-cell>
          <table:table-cell table:number-columns-repeated="2"/>
          <table:table-cell office:value-type="string" calcext:value-type="string">
            <text:p>Average Send Time =</text:p>
          </table:table-cell>
          <table:table-cell/>
          <table:table-cell table:formula="of:=AVERAGE([.B2:.B202])" office:value-type="float" office:value="72.4975124378109" calcext:value-type="float">
            <text:p>72.4975124378</text:p>
          </table:table-cell>
          <table:table-cell table:formula="of:=[.H33]/1000" office:value-type="float" office:value="0.0724975124378109" calcext:value-type="float">
            <text:p>0.072497512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34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35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36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2" calcext:value-type="float">
            <text:p>72</text:p>
          </table:table-cell>
          <table:table-cell table:formula="of:=[.A37]/15" office:value-type="float" office:value="113.866666666667" calcext:value-type="float">
            <text:p>113.8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3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42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44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45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4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53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54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5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5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62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63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67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6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80" calcext:value-type="float">
            <text:p>80</text:p>
          </table:table-cell>
          <table:table-cell table:formula="of:=[.A71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72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77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7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80" calcext:value-type="float">
            <text:p>80</text:p>
          </table:table-cell>
          <table:table-cell table:formula="of:=[.A8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81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8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8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9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91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9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9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9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6" calcext:value-type="float">
            <text:p>76</text:p>
          </table:table-cell>
          <table:table-cell table:formula="of:=[.A95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9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9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98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9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0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101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02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0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0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0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0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07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08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09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1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80" calcext:value-type="float">
            <text:p>80</text:p>
          </table:table-cell>
          <table:table-cell table:formula="of:=[.A116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17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18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119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25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26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27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2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34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35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36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137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3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43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44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45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2" calcext:value-type="float">
            <text:p>72</text:p>
          </table:table-cell>
          <table:table-cell table:formula="of:=[.A146]/15" office:value-type="float" office:value="113.6" calcext:value-type="float">
            <text:p>113.6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4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150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53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54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5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1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62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63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167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6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0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71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72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79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80" calcext:value-type="float">
            <text:p>80</text:p>
          </table:table-cell>
          <table:table-cell table:formula="of:=[.A18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72" calcext:value-type="float">
            <text:p>72</text:p>
          </table:table-cell>
          <table:table-cell table:formula="of:=[.A181]/15" office:value-type="float" office:value="112.8" calcext:value-type="float">
            <text:p>112.8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3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84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88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8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9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191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92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193]/15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94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95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96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2" calcext:value-type="float">
            <text:p>72</text:p>
          </table:table-cell>
          <table:table-cell table:formula="of:=[.A197]/15" office:value-type="float" office:value="113.066666666667" calcext:value-type="float">
            <text:p>113.0666666667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6" calcext:value-type="float">
            <text:p>76</text:p>
          </table:table-cell>
          <table:table-cell table:formula="of:=[.A198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199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2" calcext:value-type="float">
            <text:p>72</text:p>
          </table:table-cell>
          <table:table-cell table:formula="of:=[.A200]/15" office:value-type="float" office:value="112.533333333333" calcext:value-type="float">
            <text:p>112.5333333333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table:formula="of:=[.A201]/15" office:value-type="float" office:value="113.333333333333" calcext:value-type="float">
            <text:p>113.3333333333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2" calcext:value-type="float">
            <text:p>72</text:p>
          </table:table-cell>
          <table:table-cell table:formula="of:=[.A202]/15" office:value-type="float" office:value="112" calcext:value-type="float">
            <text:p>112</text:p>
          </table:table-cell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2T09:18:07.560376775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6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6.457cm" svg:y="0.316cm" chart:style-name="ch2">
          <text:p>Time Per Point</text:p>
        </chart:title>
        <chart:legend chart:legend-position="end" svg:x="13.251cm" svg:y="4.204cm" style:legend-expansion="high" chart:style-name="ch3"/>
        <chart:plot-area chart:style-name="ch4" table:cell-range-address="Sheet1.C1:Sheet1.C202" chart:data-source-has-labels="row" svg:x="1.33cm" svg:y="1.301cm" svg:width="11.602cm" svg:height="6.544cm">
          <chartooo:coordinate-region svg:x="2.428cm" svg:y="1.5cm" svg:width="10.224cm" svg:height="5.698cm"/>
          <chart:axis chart:dimension="x" chart:name="primary-x" chart:style-name="ch5">
            <chart:title svg:x="6.333cm" svg:y="8.025cm" chart:style-name="ch6">
              <text:p>Data point</text:p>
            </chart:title>
          </chart:axis>
          <chart:axis chart:dimension="y" chart:name="primary-y" chart:style-name="ch5">
            <chart:title svg:x="0.451cm" svg:y="6.125cm" chart:style-name="ch7">
              <text:p>Time (microseconds)</text:p>
            </chart:title>
            <chart:grid chart:style-name="ch8" chart:class="major"/>
          </chart:axis>
          <chart:series chart:style-name="ch9" chart:values-cell-range-address="Sheet1.C2:Sheet1.C202" chart:label-cell-address="Sheet1.C1:Sheet1.C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PerPoi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.066666666667">
                <text:p>113.066666666667</text:p>
                <draw:g>
                  <svg:desc>Sheet1.C2:Sheet1.C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.866666666667">
                <text:p>113.8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.533333333333">
                <text:p>112.5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6.879cm" svg:y="0.316cm" chart:style-name="ch2">
          <text:p>Send Time</text:p>
        </chart:title>
        <chart:legend chart:legend-position="end" svg:x="13.646cm" svg:y="4.203cm" style:legend-expansion="high" chart:style-name="ch3"/>
        <chart:plot-area chart:style-name="ch4" table:cell-range-address="Sheet1.B1:Sheet1.B202" chart:data-source-has-labels="row" svg:x="1.33cm" svg:y="1.301cm" svg:width="11.997cm" svg:height="6.543cm">
          <chartooo:coordinate-region svg:x="1.951cm" svg:y="1.5cm" svg:width="11.096cm" svg:height="5.697cm"/>
          <chart:axis chart:dimension="x" chart:name="primary-x" chart:style-name="ch5">
            <chart:title svg:x="6.517cm" svg:y="8.024cm" chart:style-name="ch6">
              <text:p>Data Point</text:p>
            </chart:title>
          </chart:axis>
          <chart:axis chart:dimension="y" chart:name="primary-y" chart:style-name="ch5">
            <chart:title svg:x="0.451cm" svg:y="6.124cm" chart:style-name="ch7">
              <text:p>Time (microseconds)</text:p>
            </chart:title>
            <chart:grid chart:style-name="ch8" chart:class="major"/>
          </chart:axis>
          <chart:series chart:style-name="ch9" chart:values-cell-range-address="Sheet1.B2:Sheet1.B202" chart:label-cell-address="Sheet1.B1:Sheet1.B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nd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Sheet1.B2:Sheet1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